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3.069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2542608" text:id="ct112542608">
          <text:insertion>
            <office:change-info>
              <dc:creator>Luc Saffre</dc:creator>
              <dc:date>2012-04-13T09:49:00</dc:date>
            </office:change-info>
          </text:insertion>
        </text:changed-region>
        <text:changed-region xml:id="ct112804392" text:id="ct112804392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2968976" text:id="ct112968976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2969160" text:id="ct112969160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2969608" text:id="ct112969608">
          <text:insertion>
            <office:change-info>
              <dc:creator>Luc Saffre</dc:creator>
              <dc:date>2012-04-13T13:18:00</dc:date>
            </office:change-info>
          </text:insertion>
        </text:changed-region>
        <text:changed-region xml:id="ct112969792" text:id="ct112969792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2970624" text:id="ct112970624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2970808" text:id="ct112970808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2971600" text:id="ct112971600">
          <text:insertion>
            <office:change-info>
              <dc:creator>Luc Saffre</dc:creator>
              <dc:date>2012-04-13T13:18:00</dc:date>
            </office:change-info>
          </text:insertion>
        </text:changed-region>
        <text:changed-region xml:id="ct112971864" text:id="ct112971864">
          <text:insertion>
            <office:change-info>
              <dc:creator>Luc Saffre</dc:creator>
              <dc:date>2012-04-13T17:35:00</dc:date>
            </office:change-info>
          </text:insertion>
        </text:changed-region>
        <text:changed-region xml:id="ct115238608" text:id="ct115238608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3034472" text:id="ct113034472">
          <text:insertion>
            <office:change-info>
              <dc:creator>Luc Saffre</dc:creator>
              <dc:date>2012-04-13T09:50:00</dc:date>
            </office:change-info>
          </text:insertion>
        </text:changed-region>
        <text:changed-region xml:id="ct112980008" text:id="ct112980008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2978936" text:id="ct112978936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nanzielle Situation</text:h>
      <text:h text:style-name="Heading_20_2" text:outline-level="2">Allgemeine Auskünfte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err</text:p>
          </table:table-cell>
          <table:table-cell table:style-name="Table1.A1" table:number-columns-spanned="2" office:value-type="string">
            <text:p text:style-name="Table_20_Contents">Frau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2542608"/>self.actor1.person<text:change-end text:change-id="ct112542608"/></text:p>
          </table:table-cell>
          <table:table-cell table:style-name="Table1.A1" table:number-columns-spanned="2" office:value-type="string">
            <text:p text:style-name="P4"><text:change-start text:change-id="ct112804392"/>self.actor2.person<text:change-end text:change-id="ct112804392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2968976"/>self.actor1.person.address(', ')<text:change-end text:change-id="ct112968976"/></text:p>
          </table:table-cell>
          <table:table-cell table:style-name="Table1.A1" table:number-columns-spanned="2" office:value-type="string">
            <text:p text:style-name="P4"><text:change-start text:change-id="ct112969160"/>self.actor2.person.address(', ')<text:change-end text:change-id="ct112969160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2969608"/>self.actor1.person.phone<text:change-end text:change-id="ct112969608"/></text:p>
          </table:table-cell>
          <table:table-cell table:style-name="Table1.A1" table:number-columns-spanned="2" office:value-type="string">
            <text:p text:style-name="Table_20_Contents"><text:change-start text:change-id="ct112969792"/>self.actor2.person.phone<text:change-end text:change-id="ct112969792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 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2970624"/>dtos(self.actor1.person.birth_date)<text:change-end text:change-id="ct112970624"/></text:p>
          </table:table-cell>
          <table:table-cell table:style-name="Table1.A1" table:number-columns-spanned="2" office:value-type="string">
            <text:p text:style-name="Table_20_Contents"><text:change-start text:change-id="ct112970808"/>dtos(self.actor2.person.birth_date)<text:change-end text:change-id="ct112970808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2971600"/>self.actor1.person.civil_state<text:change-end text:change-id="ct112971600"/></text:p>
          </table:table-cell>
          <table:table-cell table:style-name="Table1.A1" table:number-columns-spanned="2" office:value-type="string">
            <text:p text:style-name="P4"><text:change-start text:change-id="ct112971864"/>self.actor2.person.civil_state<text:change-end text:change-id="ct112971864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>3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>19.01.12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5238608"/>group<text:change-end text:change-id="ct115238608"/></text:h>
        <text:p text:style-name="Text_20_body">bla<office:annotation><dc:creator>Luc Saffre</dc:creator><dc:date>2012-04-21T22:46:05.04</dc:date><text:p text:style-name="P6"><text:span text:style-name="T2">do section for group in self.item_groups()</text:span></text:p></office:annotation> <office:annotation><dc:creator>Luc Saffre</dc:creator><dc:date>2012-04-21T23:35:34.09</dc:date><text:p text:style-name="P6"><text:span text:style-name="T2">do text</text:span></text:p><text:p text:style-name="P6"><text:span text:style-name="T2">from table(ar.spawn('debts.EntriesByBudget', master_instance=self, item__group=group))</text:span></text:p></office:annotation></text:p>
        <text:p text:style-name="Text_20_body"/>
      </text:section>
      <text:p text:style-name="Standard">Datum: <text:change-start text:change-id="ct113034472"/>dtosl(self.date)<text:change-end text:change-id="ct113034472"/></text:p>
      <text:p text:style-name="Standard">Benutzer: <text:change-start text:change-id="ct112980008"/>self.user<text:change-end text:change-id="ct112980008"/></text:p>
      <text:p text:style-name="Standard"/>
      <text:p text:style-name="Standard"><text:change-start text:change-id="ct112978936"/>self.intro<text:change-end text:change-id="ct112978936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4-21T23:46:37.33">21.04.12</text:date></text:span><text:span text:style-name="T1"> um </text:span><text:span text:style-name="T1"><text:time style:data-style-name="N41" text:time-value="2012-04-21T23:46:37.33">22:35:14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4-21T23:46:37.10</dc:date>
    <dc:creator>Luc Saffre</dc:creator>
    <meta:editing-duration>PT10H21M51S</meta:editing-duration>
    <meta:editing-cycles>31</meta:editing-cycles>
    <meta:generator>LibreOffice/3.4$Win32 LibreOffice_project/340m1$Build-402</meta:generator>
    <meta:document-statistic meta:table-count="1" meta:image-count="0" meta:object-count="0" meta:page-count="1" meta:paragraph-count="42" meta:word-count="47" meta:character-count="571" meta:non-whitespace-character-count="547"/>
  </office:meta>
</office:document-meta>
</file>